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b22e8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e41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65e419" officeooo:paragraph-rsid="0065e41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797ec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98ad4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b22e8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7eb5b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98ad4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b22e8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698ad4" officeooo:paragraph-rsid="00698ad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6b22e8" officeooo:paragraph-rsid="006b22e8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b22e8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54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55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ize="12pt" fo:font-weight="normal" officeooo:rsid="006b8e01" officeooo:paragraph-rsid="006b8e01" style:font-size-asian="10.5pt" style:font-weight-asian="normal" style:font-size-complex="12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c3f07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c3f07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c3f07" style:font-size-asian="10.5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c3f07" style:font-size-asian="10.5pt" style:font-weight-asian="normal" style:font-size-complex="12pt" style:font-weight-complex="normal"/>
    </style:style>
    <style:style style:name="P261" style:family="paragraph" style:parent-style-name="Standard">
      <style:paragraph-properties fo:text-align="start" style:justify-single-word="false"/>
      <style:text-properties fo:font-size="12pt" fo:font-weight="normal" officeooo:rsid="006c3f07" officeooo:paragraph-rsid="006c3f07" style:font-size-asian="10.5pt" style:font-weight-asian="normal" style:font-size-complex="12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c3f0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  <style:style style:name="T67" style:family="text">
      <style:text-properties officeooo:rsid="0065e419"/>
    </style:style>
    <style:style style:name="T68" style:family="text">
      <style:text-properties officeooo:rsid="00698ad4"/>
    </style:style>
    <style:style style:name="T69" style:family="text">
      <style:text-properties officeooo:rsid="006b22e8"/>
    </style:style>
    <style:style style:name="T70" style:family="text">
      <style:text-properties officeooo:rsid="006c3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82"/>
      <text:p text:style-name="P182"/>
      <text:p text:style-name="P18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82"/>
      <text:p text:style-name="P18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82"/>
      <text:p text:style-name="P182"/>
      <text:p text:style-name="P18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82"/>
      <text:p text:style-name="P18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83"/>
      <text:p text:style-name="P19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8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8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8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8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9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87"/>
      <text:p text:style-name="P187"/>
      <text:p text:style-name="P18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87"/>
      <text:p text:style-name="P187"/>
      <text:p text:style-name="P18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8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8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9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9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9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95"/>
      <text:p text:style-name="P19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9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9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98"/>
      <text:p text:style-name="P19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9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99"/>
      <text:p text:style-name="P19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200"/>
      <text:p text:style-name="P20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20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47"/>
      <text:p text:style-name="P201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202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203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204"/>
      <text:p text:style-name="P20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20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205"/>
      <text:p text:style-name="P205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206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206"/>
      <text:p text:style-name="P206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206">D<text:span text:style-name="T12">imecres<text:tab/>22/11/23</text:span><text:span text:style-name="T24"> </text:span></text:p>
      <text:p text:style-name="P23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206"/>
      <text:p text:style-name="P206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207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48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208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35">01, 04 i 05/12/23</text:p>
      <text:p text:style-name="P78">Període d'exàmens.</text:p>
      <text:p text:style-name="P57"/>
      <text:p text:style-name="P209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210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211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212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213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214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15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16"/>
      <text:p text:style-name="P216">************************************ <text:s text:c="2"/><text:span text:style-name="T34">2024 <text:s text:c="2"/></text:span>************************************</text:p>
      <text:p text:style-name="P216"/>
      <text:p text:style-name="P216"/>
      <text:p text:style-name="P216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17"/>
      <text:p text:style-name="P249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18"/>
      <text:p text:style-name="P218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19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20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21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22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23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24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24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25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26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27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27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27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28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50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29"/>
      <text:p text:style-name="P229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30"/>
      <text:p text:style-name="P230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31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32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32"/>
      <text:p text:style-name="P232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32"/>
      <text:p text:style-name="P233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36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37">Di<text:span text:style-name="T48">marts</text:span><text:tab/><text:span text:style-name="T48">20</text:span>/02/24</text:p>
      <text:p text:style-name="P136">Examen</text:p>
      <text:p text:style-name="P136"/>
      <text:p text:style-name="P237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38">Di<text:span text:style-name="T49">jous</text:span><text:tab/><text:span text:style-name="T48">22</text:span>/02/24</text:p>
      <text:p text:style-name="P137">Preparació examen motors.</text:p>
      <text:p text:style-name="P137"/>
      <text:p text:style-name="P239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51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54"><text:a xlink:type="simple" xlink:href="https://youtu.be/ec50pX_0N4s?si=PMXcHEAsMXVJuHJx">https://youtu.be/ec50pX_0N4s?si=PMXcHEAsMXVJuHJx</text:a></text:p>
      <text:p text:style-name="P150">Veure video corrosio</text:p>
      <text:p text:style-name="P255">https://youtu.be/xow45w9YhM4?si=v2ncdJx6ND6NsMWa</text:p>
      <text:p text:style-name="P252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46"/>
      <text:p text:style-name="P240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6">Tasca informe pràctica cub: entregar imatges 3-1 a 4 abans del 22/03/24.</text:p>
      <text:p text:style-name="P166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7">Pràctica cub amb Grup 1.</text:p>
      <text:p text:style-name="P167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7">Comentem informe pràctica cub.</text:p>
      <text:p text:style-name="P167"/>
      <text:p text:style-name="P241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8">Comentem clasificació dels cordons de soldadura</text:p>
      <text:p text:style-name="P168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42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42"/>
      <text:p text:style-name="P242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42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42">Di<text:span text:style-name="T64">jous</text:span><text:tab/><text:tab/><text:span text:style-name="T64">11</text:span>/0<text:span text:style-name="T64">4</text:span>/24</text:p>
      <text:p text:style-name="P169">Mirem <text:a xlink:type="simple" xlink:href="https://www.youtube.com/watch?si=0pHTDntGJ1OqexsG&amp;v=laXJcA19WpI&amp;feature=youtu.be">vídeo soldadura MIG / MAG 1</text:a></text:p>
      <text:p text:style-name="P242"/>
      <text:p text:style-name="P243">Di<text:span text:style-name="T52">lluns</text:span><text:tab/><text:span text:style-name="T65">15</text:span>/0<text:span text:style-name="T64">4</text:span>/24</text:p>
      <text:p text:style-name="P170">Comentem preguntes 1 a 5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243"/>
      <text:p text:style-name="P243">Di<text:span text:style-name="T64">marts</text:span><text:tab/><text:span text:style-name="T65">16</text:span>/0<text:span text:style-name="T64">4</text:span>/24</text:p>
      <text:p text:style-name="P171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163"/>
      <text:p text:style-name="P244">Di<text:span text:style-name="T64">mecres</text:span><text:tab/><text:span text:style-name="T65">17</text:span>/0<text:span text:style-name="T64">4</text:span>/24</text:p>
      <text:p text:style-name="P164">Baixem al taller i continuem amb <text:a xlink:type="simple" xlink:href="https://paulinoposada.github.io/web_mec/documents/soldadura/practica_cub.pdf">practica_cub.pdf</text:a>.</text:p>
      <text:p text:style-name="P173">Poso tarea de respondre a les <text:a xlink:type="simple" xlink:href="https://paulinoposada.github.io/web_mec/documents/soldadura/preguntas_tig.pdf">preguntes relatives a la soldadura TIG</text:a>.</text:p>
      <text:p text:style-name="P173"/>
      <text:p text:style-name="P244">Di<text:span text:style-name="T67">jous</text:span><text:tab/><text:tab/><text:span text:style-name="T65">18</text:span>/0<text:span text:style-name="T64">4</text:span>/24</text:p>
      <text:p text:style-name="P172">Comentem preguntes <text:span text:style-name="T67">15</text:span> a <text:span text:style-name="T66">18</text:span> del document <text:a xlink:type="simple" xlink:href="https://paulinoposada.github.io/web_mec/documents/soldadura/preguntas_mig_mag.pdf">preguntas_MIG_MAG.pdf</text:a></text:p>
      <text:p text:style-name="P164"/>
      <text:p text:style-name="P244">Di<text:span text:style-name="T52">lluns</text:span><text:tab/><text:span text:style-name="T67">22</text:span>/0<text:span text:style-name="T64">4</text:span>/24</text:p>
      <text:p text:style-name="P172">Comentem <text:span text:style-name="T67">informe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4"/>
      <text:p text:style-name="P174">Torn 1- Alex</text:p>
      <text:p text:style-name="P174">Torn 2 – Mateo</text:p>
      <text:p text:style-name="P174">Torn 3 – Joaquín i Rafa</text:p>
      <text:p text:style-name="P174">Torn 4 – Sergi i Francesc</text:p>
      <text:p text:style-name="P177">Torn 5 - lliure</text:p>
      <text:p text:style-name="P174"/>
      <text:p text:style-name="P244">Di<text:span text:style-name="T64">marts</text:span><text:tab/><text:span text:style-name="T67">23</text:span>/0<text:span text:style-name="T64">4</text:span>/24</text:p>
      <text:p text:style-name="P180">Comentem <text:a xlink:type="simple" xlink:href="https://paulinoposada.github.io/web_mec/documents/torno/torno_teoria.pdf">teoria torn</text:a> fins Lunetas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75">Torn 1- Alex</text:p>
      <text:p text:style-name="P175">Torn 2 – Mateo</text:p>
      <text:p text:style-name="P175">Torn 3 – Joaquín i Rafa</text:p>
      <text:p text:style-name="P175">Torn 4 – Francesc</text:p>
      <text:p text:style-name="P178">Torn 5 - <text:span text:style-name="T68">Sergi</text:span></text:p>
      <text:p text:style-name="P175"/>
      <text:p text:style-name="P244"/>
      <text:p text:style-name="P253">Di<text:span text:style-name="T64">mecres</text:span><text:tab/><text:span text:style-name="T67">24</text:span>/0<text:span text:style-name="T64">4</text:span>/24</text:p>
      <text:p text:style-name="P164"/>
      <text:p text:style-name="P165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5"/>
      <text:p text:style-name="P181">Grup 2</text:p>
      <text:p text:style-name="P176"/>
      <text:p text:style-name="P176">Torn <text:span text:style-name="T69">1</text:span> – Mateo</text:p>
      <text:p text:style-name="P176">Torn <text:span text:style-name="T69">2</text:span> – Joaquín</text:p>
      <text:p text:style-name="P176">Torn <text:span text:style-name="T69">3</text:span> – <text:span text:style-name="T69">Eloy</text:span></text:p>
      <text:p text:style-name="P179">Torn 5 - <text:span text:style-name="T69">Owen</text:span></text:p>
      <text:p text:style-name="P176"/>
      <text:p text:style-name="P244">Di<text:span text:style-name="T67">jous</text:span><text:tab/><text:tab/><text:span text:style-name="T67">25</text:span>/0<text:span text:style-name="T64">4</text:span>/24</text:p>
      <text:p text:style-name="P172"/>
      <text:p text:style-name="P256">Comentem <text:a xlink:type="simple" xlink:href="https://paulinoposada.github.io/web_mec/documents/soldadura/preguntas_tig.pdf">preguntes TIG</text:a>.</text:p>
      <text:p text:style-name="P256"/>
      <text:p text:style-name="P256"/>
      <text:p text:style-name="P262">Di<text:span text:style-name="T52">lluns</text:span><text:tab/><text:span text:style-name="T67">29</text:span>/0<text:span text:style-name="T64">4</text:span>/24</text:p>
      <text:p text:style-name="P258"/>
      <text:p text:style-name="P259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62"/>
      <text:p text:style-name="P260"/>
      <text:p text:style-name="P262">Di<text:span text:style-name="T70">marts</text:span><text:tab/><text:span text:style-name="T70">30</text:span>/0<text:span text:style-name="T64">4</text:span>/24</text:p>
      <text:p text:style-name="P258"/>
      <text:p text:style-name="P261">Coment criteris d'avaluació de la <text:s/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59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62"/>
      <text:p text:style-name="P2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30T21:25:58.675236734</dc:date>
    <meta:editing-duration>PT1H12M32S</meta:editing-duration>
    <meta:editing-cycles>104</meta:editing-cycles>
    <meta:document-statistic meta:table-count="0" meta:image-count="0" meta:object-count="0" meta:page-count="11" meta:paragraph-count="318" meta:word-count="1528" meta:character-count="10626" meta:non-whitespace-character-count="9348"/>
  </office:meta>
</office:document-meta>
</file>